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able-cell-properties fo:background-color="#dde8cb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d7"/>
    </style:style>
    <style:style style:name="ce8" style:family="table-cell" style:parent-style-name="Default">
      <style:table-cell-properties fo:background-color="#ffffd7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dee7e5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ee7e5"/>
    </style:style>
    <style:style style:name="ce11" style:family="table-cell" style:parent-style-name="Default">
      <style:table-cell-properties fo:background-color="#dee7e5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d8ce"/>
    </style:style>
    <style:style style:name="ce26" style:family="table-cell" style:parent-style-name="Default">
      <style:table-cell-properties fo:background-color="#ffd8ce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e0c2c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0c2cd"/>
    </style:style>
    <style:style style:name="ce15" style:family="table-cell" style:parent-style-name="Default">
      <style:table-cell-properties fo:background-color="#f6f9d4"/>
    </style:style>
    <style:style style:name="ce16" style:family="table-cell" style:parent-style-name="Default" style:data-style-name="N133">
      <style:table-cell-properties fo:background-color="#dde8cb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edce6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dce6"/>
    </style:style>
    <style:style style:name="ce34" style:family="table-cell" style:parent-style-name="Default">
      <style:table-cell-properties fo:background-color="#dedce6"/>
      <style:text-properties fo:font-style="italic" style:font-style-asian="italic" style:font-style-complex="italic"/>
    </style:style>
    <style:style style:name="ce3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8" table:default-cell-style-name="ce7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weighted f1 score results on the MELD dataset</text:p>
          </table:table-cell>
          <table:table-cell/>
          <table:table-cell table:style-name="Default" table:number-columns-repeated="8"/>
          <table:table-cell table:number-columns-repeated="10"/>
        </table:table-row>
        <table:table-row table:style-name="ro1">
          <table:table-cell office:value-type="string" calcext:value-type="string">
            <text:p>RoBERTa-base</text:p>
          </table:table-cell>
          <table:table-cell/>
          <table:table-cell table:style-name="Default" table:number-columns-repeated="8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baseline</text:p>
          </table:table-cell>
          <table:table-cell table:style-name="ce4" office:value-type="string" calcext:value-type="string">
            <text:p>seed0</text:p>
          </table:table-cell>
          <table:table-cell table:style-name="ce4" office:value-type="string" calcext:value-type="string">
            <text:p>seed1</text:p>
          </table:table-cell>
          <table:table-cell table:style-name="ce4" office:value-type="string" calcext:value-type="string">
            <text:p>seed2</text:p>
          </table:table-cell>
          <table:table-cell table:style-name="ce4" office:value-type="string" calcext:value-type="string">
            <text:p>seed3</text:p>
          </table:table-cell>
          <table:table-cell table:style-name="ce4" office:value-type="string" calcext:value-type="string">
            <text:p>seed4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table:style-name="ce6" office:value-type="string" calcext:value-type="string">
            <text:p>NAME-prepended</text:p>
          </table:table-cell>
          <table:table-cell table:style-name="ce7" office:value-type="string" calcext:value-type="string">
            <text:p>seed0</text:p>
          </table:table-cell>
          <table:table-cell table:style-name="ce7" office:value-type="string" calcext:value-type="string">
            <text:p>seed1</text:p>
          </table:table-cell>
          <table:table-cell table:style-name="ce7" office:value-type="string" calcext:value-type="string">
            <text:p>seed2</text:p>
          </table:table-cell>
          <table:table-cell table:style-name="ce7" office:value-type="string" calcext:value-type="string">
            <text:p>seed3</text:p>
          </table:table-cell>
          <table:table-cell table:style-name="ce7" office:value-type="string" calcext:value-type="string">
            <text:p>seed4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DATASET="MELD" NUM_CLASSES=7 SEED=0 NUM_UTT=2 WORKERS=60 TOTAL_NUM_UPDATES=10000 <text:s text:c="18"/># 3200 is around 20 epochs, when MAX_SENTENCES=8 and UPDATE_FREQ=4 WARMUP_UPDATES=600 <text:s text:c="23"/># 6 percent of the number of updates LR=1e-05 <text:s text:c="33"/># Peak LR for polynomial LR scheduler. HEAD_NAME="${DATASET}_head" <text:s text:c="14"/># Custom name for the classification head. MAX_SENTENCES=8 <text:s text:c="26"/># Batch size. ROBERTA_PATH=models/roberta.base/model.pt # pre-trained roberta-base TODO: use roberta-large PATIENCE=10 <text:s text:c="30"/># early stopping in number of training epochs GPU_IDS=0,1 MAX_EPOCH=10 UPDATE_FREQ=4 SAVE_INTERVAL=1 WEIGHT_DECAY=0.1 DROP_OUT=0.1 ATTENTION_DROP_OUT=0.1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train</text:p>
          </table:table-cell>
          <table:table-cell table:style-name="ce4" office:value-type="float" office:value="0.776997" calcext:value-type="float">
            <text:p>0.776997</text:p>
          </table:table-cell>
          <table:table-cell table:style-name="ce4" office:value-type="float" office:value="0.65392817999676" calcext:value-type="float">
            <text:p>0.65392817999676</text:p>
          </table:table-cell>
          <table:table-cell table:style-name="ce4" office:value-type="float" office:value="0.745601753011965" calcext:value-type="float">
            <text:p>0.745601753011965</text:p>
          </table:table-cell>
          <table:table-cell table:style-name="ce4" office:value-type="float" office:value="0.667137728023835" calcext:value-type="float">
            <text:p>0.667137728023835</text:p>
          </table:table-cell>
          <table:table-cell table:style-name="ce4" office:value-type="float" office:value="0.740736482119086" calcext:value-type="float">
            <text:p>0.740736482119086</text:p>
          </table:table-cell>
          <table:table-cell table:style-name="ce4" table:formula="of:=AVERAGE([.D4:.H4])" office:value-type="float" office:value="0.716880228630329" calcext:value-type="float">
            <text:p>0.716880228630329</text:p>
          </table:table-cell>
          <table:table-cell table:style-name="ce4" table:formula="of:=STDEV([.D4:.I4])" office:value-type="float" office:value="0.0478442259567199" calcext:value-type="float">
            <text:p>0.04784422595672</text:p>
          </table:table-cell>
          <table:table-cell/>
          <table:table-cell table:style-name="ce7" office:value-type="string" calcext:value-type="string">
            <text:p>train</text:p>
          </table:table-cell>
          <table:table-cell table:style-name="ce7" office:value-type="float" office:value="0.776253879267194" calcext:value-type="float">
            <text:p>0.776253879267194</text:p>
          </table:table-cell>
          <table:table-cell table:style-name="ce7" table:number-columns-repeated="4"/>
          <table:table-cell table:style-name="ce7" table:formula="of:=AVERAGE([.M4:.Q4])" office:value-type="float" office:value="0.776253879267194" calcext:value-type="float">
            <text:p>0.776253879267194</text:p>
          </table:table-cell>
          <table:table-cell table:style-name="ce7" table:formula="of:=STDEV([.M4:.R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val</text:p>
          </table:table-cell>
          <table:table-cell table:style-name="ce4" office:value-type="float" office:value="0.603139" calcext:value-type="float">
            <text:p>0.603139</text:p>
          </table:table-cell>
          <table:table-cell table:style-name="ce4" office:value-type="float" office:value="0.577930969705519" calcext:value-type="float">
            <text:p>0.577930969705519</text:p>
          </table:table-cell>
          <table:table-cell table:style-name="ce4" office:value-type="float" office:value="0.599130004016082" calcext:value-type="float">
            <text:p>0.599130004016082</text:p>
          </table:table-cell>
          <table:table-cell table:style-name="ce4" office:value-type="float" office:value="0.57996649008225" calcext:value-type="float">
            <text:p>0.57996649008225</text:p>
          </table:table-cell>
          <table:table-cell table:style-name="ce4" office:value-type="float" office:value="0.598241253888295" calcext:value-type="float">
            <text:p>0.598241253888295</text:p>
          </table:table-cell>
          <table:table-cell table:style-name="ce4" table:formula="of:=AVERAGE([.D5:.H5])" office:value-type="float" office:value="0.591681543538429" calcext:value-type="float">
            <text:p>0.591681543538429</text:p>
          </table:table-cell>
          <table:table-cell table:style-name="ce4" table:formula="of:=STDEV([.D5:.I5])" office:value-type="float" office:value="0.0105461218478219" calcext:value-type="float">
            <text:p>0.010546121847822</text:p>
          </table:table-cell>
          <table:table-cell/>
          <table:table-cell table:style-name="ce7" office:value-type="string" calcext:value-type="string">
            <text:p>val</text:p>
          </table:table-cell>
          <table:table-cell table:style-name="ce7" office:value-type="float" office:value="0.604143309476579" calcext:value-type="float">
            <text:p>0.604143309476579</text:p>
          </table:table-cell>
          <table:table-cell table:style-name="ce7" table:number-columns-repeated="4"/>
          <table:table-cell table:style-name="ce7" table:formula="of:=AVERAGE([.M5:.Q5])" office:value-type="float" office:value="0.604143309476579" calcext:value-type="float">
            <text:p>0.604143309476579</text:p>
          </table:table-cell>
          <table:table-cell table:style-name="ce7" table:formula="of:=STDEV([.M5:.R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test</text:p>
          </table:table-cell>
          <table:table-cell table:style-name="ce4" office:value-type="float" office:value="0.62866" calcext:value-type="float">
            <text:p>0.62866</text:p>
          </table:table-cell>
          <table:table-cell table:style-name="ce4" office:value-type="float" office:value="0.613232185596974" calcext:value-type="float">
            <text:p>0.613232185596974</text:p>
          </table:table-cell>
          <table:table-cell table:style-name="ce4" office:value-type="float" office:value="0.634590022892783" calcext:value-type="float">
            <text:p>0.634590022892783</text:p>
          </table:table-cell>
          <table:table-cell table:style-name="ce4" office:value-type="float" office:value="0.625835154199918" calcext:value-type="float">
            <text:p>0.625835154199918</text:p>
          </table:table-cell>
          <table:table-cell table:style-name="ce4" office:value-type="float" office:value="0.637249150094905" calcext:value-type="float">
            <text:p>0.637249150094905</text:p>
          </table:table-cell>
          <table:table-cell table:style-name="ce3" table:formula="of:=AVERAGE([.D6:.H6])" office:value-type="float" office:value="0.627913302556916" calcext:value-type="float">
            <text:p>0.627913302556916</text:p>
          </table:table-cell>
          <table:table-cell table:style-name="ce4" table:formula="of:=STDEV([.D6:.I6])" office:value-type="float" office:value="0.0083922356562796" calcext:value-type="float">
            <text:p>0.00839223565628</text:p>
          </table:table-cell>
          <table:table-cell/>
          <table:table-cell table:style-name="ce7" office:value-type="string" calcext:value-type="string">
            <text:p>test</text:p>
          </table:table-cell>
          <table:table-cell table:style-name="ce7" office:value-type="float" office:value="0.642675003265458" calcext:value-type="float">
            <text:p>0.642675003265458</text:p>
          </table:table-cell>
          <table:table-cell table:style-name="ce7" table:number-columns-repeated="4"/>
          <table:table-cell table:style-name="ce6" table:formula="of:=AVERAGE([.M6:.Q6])" office:value-type="float" office:value="0.642675003265458" calcext:value-type="float">
            <text:p>0.642675003265458</text:p>
          </table:table-cell>
          <table:table-cell table:style-name="ce7" table:formula="of:=STDEV([.M6:.R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e.g.</text:p>
          </table:table-cell>
          <table:table-cell table:style-name="ce5" office:value-type="string" calcext:value-type="string">
            <text:p>Hey, wanna go for a drink?</text:p>
          </table:table-cell>
          <table:table-cell table:style-name="ce5" table:number-columns-repeated="6"/>
          <table:table-cell/>
          <table:table-cell table:style-name="ce8" office:value-type="string" calcext:value-type="string">
            <text:p>e.g.</text:p>
          </table:table-cell>
          <table:table-cell table:style-name="ce8" office:value-type="string" calcext:value-type="string">
            <text:p>&lt;s&gt;CHANDLER: I don’t feel good today.&lt;/s&gt;JOEY: Hey, wanna go for a drink?&lt;/s&gt;</text:p>
          </table:table-cell>
          <table:table-cell table:style-name="ce8" table:number-columns-repeated="6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Name-prepended.</text:p>
          </table:table-cell>
          <table:table-cell office:value-type="string" calcext:value-type="string">
            <text:p>seed0</text:p>
          </table:table-cell>
          <table:table-cell office:value-type="string" calcext:value-type="string">
            <text:p>seed1</text:p>
          </table:table-cell>
          <table:table-cell office:value-type="string" calcext:value-type="string">
            <text:p>seed2</text:p>
          </table:table-cell>
          <table:table-cell office:value-type="string" calcext:value-type="string">
            <text:p>seed3</text:p>
          </table:table-cell>
          <table:table-cell office:value-type="string" calcext:value-type="string">
            <text:p>seed4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24" office:value-type="string" calcext:value-type="string">
            <text:p>NAME-prepended</text:p>
          </table:table-cell>
          <table:table-cell table:style-name="ce25" office:value-type="string" calcext:value-type="string">
            <text:p>seed0</text:p>
          </table:table-cell>
          <table:table-cell table:style-name="ce25" office:value-type="string" calcext:value-type="string">
            <text:p>seed1</text:p>
          </table:table-cell>
          <table:table-cell table:style-name="ce25" office:value-type="string" calcext:value-type="string">
            <text:p>seed2</text:p>
          </table:table-cell>
          <table:table-cell table:style-name="ce25" office:value-type="string" calcext:value-type="string">
            <text:p>seed3</text:p>
          </table:table-cell>
          <table:table-cell table:style-name="ce25" office:value-type="string" calcext:value-type="string">
            <text:p>seed4</text:p>
          </table:table-cell>
          <table:table-cell table:style-name="ce25" office:value-type="string" calcext:value-type="string">
            <text:p>MEAN</text:p>
          </table:table-cell>
          <table:table-cell table:style-name="ce25" office:value-type="string" calcext:value-type="string">
            <text:p>ST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ain</text:p>
          </table:table-cell>
          <table:table-cell office:value-type="float" office:value="0.681062960899413" calcext:value-type="float">
            <text:p>0.681062960899413</text:p>
          </table:table-cell>
          <table:table-cell office:value-type="float" office:value="0.704939264586355" calcext:value-type="float">
            <text:p>0.704939264586355</text:p>
          </table:table-cell>
          <table:table-cell office:value-type="float" office:value="0.736999250943001" calcext:value-type="float">
            <text:p>0.736999250943001</text:p>
          </table:table-cell>
          <table:table-cell office:value-type="float" office:value="0.66584858752618" calcext:value-type="float">
            <text:p>0.66584858752618</text:p>
          </table:table-cell>
          <table:table-cell office:value-type="float" office:value="0.694722054513268" calcext:value-type="float">
            <text:p>0.694722054513268</text:p>
          </table:table-cell>
          <table:table-cell table:formula="of:=AVERAGE([.D9:.H9])" office:value-type="float" office:value="0.696714423693643" calcext:value-type="float">
            <text:p>0.696714423693643</text:p>
          </table:table-cell>
          <table:table-cell table:formula="of:=STDEV([.D9:.I9])" office:value-type="float" office:value="0.024050584105538" calcext:value-type="float">
            <text:p>0.024050584105538</text:p>
          </table:table-cell>
          <table:table-cell/>
          <table:table-cell table:style-name="ce25" office:value-type="string" calcext:value-type="string">
            <text:p>train</text:p>
          </table:table-cell>
          <table:table-cell table:style-name="ce25" table:number-columns-repeated="5"/>
          <table:table-cell table:style-name="ce25" table:formula="of:=AVERAGE([.M9:.Q9])" office:value-type="string" office:string-value="" calcext:value-type="error">
            <text:p>#DIV/0!</text:p>
          </table:table-cell>
          <table:table-cell table:style-name="ce25" table:formula="of:=STDEV([.M9:.R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568758615956037" calcext:value-type="float">
            <text:p>0.568758615956037</text:p>
          </table:table-cell>
          <table:table-cell office:value-type="float" office:value="0.588277466507563" calcext:value-type="float">
            <text:p>0.588277466507563</text:p>
          </table:table-cell>
          <table:table-cell office:value-type="float" office:value="0.606094766106904" calcext:value-type="float">
            <text:p>0.606094766106904</text:p>
          </table:table-cell>
          <table:table-cell office:value-type="float" office:value="0.582769894669422" calcext:value-type="float">
            <text:p>0.582769894669422</text:p>
          </table:table-cell>
          <table:table-cell office:value-type="float" office:value="0.586589399998148" calcext:value-type="float">
            <text:p>0.586589399998148</text:p>
          </table:table-cell>
          <table:table-cell table:formula="of:=AVERAGE([.D10:.H10])" office:value-type="float" office:value="0.586498028647615" calcext:value-type="float">
            <text:p>0.586498028647615</text:p>
          </table:table-cell>
          <table:table-cell table:formula="of:=STDEV([.D10:.I10])" office:value-type="float" office:value="0.0119648870656675" calcext:value-type="float">
            <text:p>0.011964887065668</text:p>
          </table:table-cell>
          <table:table-cell/>
          <table:table-cell table:style-name="ce25" office:value-type="string" calcext:value-type="string">
            <text:p>val</text:p>
          </table:table-cell>
          <table:table-cell table:style-name="ce25" table:number-columns-repeated="5"/>
          <table:table-cell table:style-name="ce25" table:formula="of:=AVERAGE([.M10:.Q10])" office:value-type="string" office:string-value="" calcext:value-type="error">
            <text:p>#DIV/0!</text:p>
          </table:table-cell>
          <table:table-cell table:style-name="ce25" table:formula="of:=STDEV([.M10:.R1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604071478897072" calcext:value-type="float">
            <text:p>0.604071478897072</text:p>
          </table:table-cell>
          <table:table-cell office:value-type="float" office:value="0.634550071674925" calcext:value-type="float">
            <text:p>0.634550071674925</text:p>
          </table:table-cell>
          <table:table-cell office:value-type="float" office:value="0.641739617083584" calcext:value-type="float">
            <text:p>0.641739617083584</text:p>
          </table:table-cell>
          <table:table-cell office:value-type="float" office:value="0.620154087468575" calcext:value-type="float">
            <text:p>0.620154087468575</text:p>
          </table:table-cell>
          <table:table-cell office:value-type="float" office:value="0.619600465842514" calcext:value-type="float">
            <text:p>0.619600465842514</text:p>
          </table:table-cell>
          <table:table-cell table:style-name="ce6" table:formula="of:=AVERAGE([.D11:.H11])" office:value-type="float" office:value="0.624023144193334" calcext:value-type="float">
            <text:p>0.624023144193334</text:p>
          </table:table-cell>
          <table:table-cell table:formula="of:=STDEV([.D11:.I11])" office:value-type="float" office:value="0.0130941837905378" calcext:value-type="float">
            <text:p>0.013094183790538</text:p>
          </table:table-cell>
          <table:table-cell/>
          <table:table-cell table:style-name="ce25" office:value-type="string" calcext:value-type="string">
            <text:p>test</text:p>
          </table:table-cell>
          <table:table-cell table:style-name="ce25" table:number-columns-repeated="5"/>
          <table:table-cell table:style-name="ce24" table:formula="of:=AVERAGE([.M11:.Q11])" office:value-type="string" office:string-value="" calcext:value-type="error">
            <text:p>#DIV/0!</text:p>
          </table:table-cell>
          <table:table-cell table:style-name="ce25" table:formula="of:=STDEV([.M11:.R1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e.g.</text:p>
          </table:table-cell>
          <table:table-cell table:style-name="ce8" office:value-type="string" calcext:value-type="string">
            <text:p>Joey: Hey, wanna go for a drink?</text:p>
          </table:table-cell>
          <table:table-cell table:style-name="ce8" table:number-columns-repeated="6"/>
          <table:table-cell/>
          <table:table-cell table:style-name="ce26" office:value-type="string" calcext:value-type="string">
            <text:p>e.g.</text:p>
          </table:table-cell>
          <table:table-cell table:style-name="ce26" office:value-type="string" calcext:value-type="string">
            <text:p>&lt;s&gt;Chandler: I don’t feel good today.&lt;/s&gt;Joey: Hey, wanna go for a drink?&lt;/s&gt;</text:p>
          </table:table-cell>
          <table:table-cell table:style-name="ce26" table:number-columns-repeated="6"/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NAME-prepended.</text:p>
          </table:table-cell>
          <table:table-cell table:style-name="ce10" office:value-type="string" calcext:value-type="string">
            <text:p>seed0</text:p>
          </table:table-cell>
          <table:table-cell table:style-name="ce10" office:value-type="string" calcext:value-type="string">
            <text:p>seed1</text:p>
          </table:table-cell>
          <table:table-cell table:style-name="ce10" office:value-type="string" calcext:value-type="string">
            <text:p>seed2</text:p>
          </table:table-cell>
          <table:table-cell table:style-name="ce10" office:value-type="string" calcext:value-type="string">
            <text:p>seed3</text:p>
          </table:table-cell>
          <table:table-cell table:style-name="ce10" office:value-type="string" calcext:value-type="string">
            <text:p>seed4</text:p>
          </table:table-cell>
          <table:table-cell table:style-name="ce10" office:value-type="string" calcext:value-type="string">
            <text:p>MEAN</text:p>
          </table:table-cell>
          <table:table-cell table:style-name="ce10" office:value-type="string" calcext:value-type="string">
            <text:p>STD</text:p>
          </table:table-cell>
          <table:table-cell/>
          <table:table-cell table:style-name="ce32" office:value-type="string" calcext:value-type="string">
            <text:p>NAME-prepended</text:p>
          </table:table-cell>
          <table:table-cell table:style-name="ce33" office:value-type="string" calcext:value-type="string">
            <text:p>seed0</text:p>
          </table:table-cell>
          <table:table-cell table:style-name="ce33" office:value-type="string" calcext:value-type="string">
            <text:p>seed1</text:p>
          </table:table-cell>
          <table:table-cell table:style-name="ce33" office:value-type="string" calcext:value-type="string">
            <text:p>seed2</text:p>
          </table:table-cell>
          <table:table-cell table:style-name="ce33" office:value-type="string" calcext:value-type="string">
            <text:p>seed3</text:p>
          </table:table-cell>
          <table:table-cell table:style-name="ce33" office:value-type="string" calcext:value-type="string">
            <text:p>seed4</text:p>
          </table:table-cell>
          <table:table-cell table:style-name="ce33" office:value-type="string" calcext:value-type="string">
            <text:p>MEAN</text:p>
          </table:table-cell>
          <table:table-cell table:style-name="ce33" office:value-type="string" calcext:value-type="string">
            <text:p>STD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train</text:p>
          </table:table-cell>
          <table:table-cell table:style-name="ce10" office:value-type="float" office:value="0.643912600180622" calcext:value-type="float">
            <text:p>0.643912600180622</text:p>
          </table:table-cell>
          <table:table-cell table:style-name="ce10" office:value-type="float" office:value="0.70690226207884" calcext:value-type="float">
            <text:p>0.70690226207884</text:p>
          </table:table-cell>
          <table:table-cell table:style-name="ce10" office:value-type="float" office:value="0.735227304191893" calcext:value-type="float">
            <text:p>0.735227304191893</text:p>
          </table:table-cell>
          <table:table-cell table:style-name="ce10" office:value-type="float" office:value="0.663896244618169" calcext:value-type="float">
            <text:p>0.663896244618169</text:p>
          </table:table-cell>
          <table:table-cell table:style-name="ce10" office:value-type="float" office:value="0.693716344995359" calcext:value-type="float">
            <text:p>0.693716344995359</text:p>
          </table:table-cell>
          <table:table-cell table:style-name="ce10" table:formula="of:=AVERAGE([.D14:.H14])" office:value-type="float" office:value="0.688730951212976" calcext:value-type="float">
            <text:p>0.688730951212976</text:p>
          </table:table-cell>
          <table:table-cell table:style-name="ce10" table:formula="of:=STDEV([.D14:.I14])" office:value-type="float" office:value="0.0320699509541216" calcext:value-type="float">
            <text:p>0.032069950954122</text:p>
          </table:table-cell>
          <table:table-cell/>
          <table:table-cell table:style-name="ce33" office:value-type="string" calcext:value-type="string">
            <text:p>train</text:p>
          </table:table-cell>
          <table:table-cell table:style-name="ce33" table:number-columns-repeated="5"/>
          <table:table-cell table:style-name="ce33" table:formula="of:=AVERAGE([.M14:.Q14])" office:value-type="string" office:string-value="" calcext:value-type="error">
            <text:p>#DIV/0!</text:p>
          </table:table-cell>
          <table:table-cell table:style-name="ce33" table:formula="of:=STDEV([.M14:.R1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val</text:p>
          </table:table-cell>
          <table:table-cell table:style-name="ce10" office:value-type="float" office:value="0.582492762911578" calcext:value-type="float">
            <text:p>0.582492762911578</text:p>
          </table:table-cell>
          <table:table-cell table:style-name="ce10" office:value-type="float" office:value="0.591405551333824" calcext:value-type="float">
            <text:p>0.591405551333824</text:p>
          </table:table-cell>
          <table:table-cell table:style-name="ce10" office:value-type="float" office:value="0.594319289007074" calcext:value-type="float">
            <text:p>0.594319289007074</text:p>
          </table:table-cell>
          <table:table-cell table:style-name="ce10" office:value-type="float" office:value="0.58406043670311" calcext:value-type="float">
            <text:p>0.58406043670311</text:p>
          </table:table-cell>
          <table:table-cell table:style-name="ce10" office:value-type="float" office:value="0.589963264041931" calcext:value-type="float">
            <text:p>0.589963264041931</text:p>
          </table:table-cell>
          <table:table-cell table:style-name="ce10" table:formula="of:=AVERAGE([.D15:.H15])" office:value-type="float" office:value="0.588448260799503" calcext:value-type="float">
            <text:p>0.588448260799503</text:p>
          </table:table-cell>
          <table:table-cell table:style-name="ce10" table:formula="of:=STDEV([.D15:.I15])" office:value-type="float" office:value="0.00447729225619694" calcext:value-type="float">
            <text:p>0.004477292256197</text:p>
          </table:table-cell>
          <table:table-cell/>
          <table:table-cell table:style-name="ce33" office:value-type="string" calcext:value-type="string">
            <text:p>val</text:p>
          </table:table-cell>
          <table:table-cell table:style-name="ce33" table:number-columns-repeated="5"/>
          <table:table-cell table:style-name="ce33" table:formula="of:=AVERAGE([.M15:.Q15])" office:value-type="string" office:string-value="" calcext:value-type="error">
            <text:p>#DIV/0!</text:p>
          </table:table-cell>
          <table:table-cell table:style-name="ce33" table:formula="of:=STDEV([.M15:.R1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test</text:p>
          </table:table-cell>
          <table:table-cell table:style-name="ce10" office:value-type="float" office:value="0.628141784067978" calcext:value-type="float">
            <text:p>0.628141784067978</text:p>
          </table:table-cell>
          <table:table-cell table:style-name="ce10" office:value-type="float" office:value="0.637390022897471" calcext:value-type="float">
            <text:p>0.637390022897471</text:p>
          </table:table-cell>
          <table:table-cell table:style-name="ce10" office:value-type="float" office:value="0.637802143656852" calcext:value-type="float">
            <text:p>0.637802143656852</text:p>
          </table:table-cell>
          <table:table-cell table:style-name="ce10" office:value-type="float" office:value="0.624642504791199" calcext:value-type="float">
            <text:p>0.624642504791199</text:p>
          </table:table-cell>
          <table:table-cell table:style-name="ce10" office:value-type="float" office:value="0.626240887524331" calcext:value-type="float">
            <text:p>0.626240887524331</text:p>
          </table:table-cell>
          <table:table-cell table:style-name="ce9" table:formula="of:=AVERAGE([.D16:.H16])" office:value-type="float" office:value="0.630843468587566" calcext:value-type="float">
            <text:p>0.630843468587566</text:p>
          </table:table-cell>
          <table:table-cell table:style-name="ce10" table:formula="of:=STDEV([.D16:.I16])" office:value-type="float" office:value="0.00562521707569271" calcext:value-type="float">
            <text:p>0.005625217075693</text:p>
          </table:table-cell>
          <table:table-cell/>
          <table:table-cell table:style-name="ce33" office:value-type="string" calcext:value-type="string">
            <text:p>test</text:p>
          </table:table-cell>
          <table:table-cell table:style-name="ce33" table:number-columns-repeated="5"/>
          <table:table-cell table:style-name="ce32" table:formula="of:=AVERAGE([.M16:.Q16])" office:value-type="string" office:string-value="" calcext:value-type="error">
            <text:p>#DIV/0!</text:p>
          </table:table-cell>
          <table:table-cell table:style-name="ce33" table:formula="of:=STDEV([.M16:.R1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string" calcext:value-type="string">
            <text:p>e.g.</text:p>
          </table:table-cell>
          <table:table-cell table:style-name="ce11" office:value-type="string" calcext:value-type="string">
            <text:p>JOEY: Hey, wanna go for a drink?</text:p>
          </table:table-cell>
          <table:table-cell table:style-name="ce11" table:number-columns-repeated="6"/>
          <table:table-cell/>
          <table:table-cell table:style-name="ce34" office:value-type="string" calcext:value-type="string">
            <text:p>e.g.</text:p>
          </table:table-cell>
          <table:table-cell table:style-name="ce34" office:value-type="string" calcext:value-type="string">
            <text:p>&lt;s&gt;I don’t feel good today.&lt;/s&gt;Hey, wanna go for a drink?&lt;/s&gt;</text:p>
          </table:table-cell>
          <table:table-cell table:style-name="ce34" table:number-columns-repeated="6"/>
          <table:table-cell/>
        </table:table-row>
        <table:table-row table:style-name="ro1">
          <table:table-cell table:number-columns-repeated="2"/>
          <table:table-cell table:style-name="ce24" office:value-type="string" calcext:value-type="string">
            <text:p>NAME-prepended. + past 1</text:p>
          </table:table-cell>
          <table:table-cell table:style-name="ce25" office:value-type="string" calcext:value-type="string">
            <text:p>seed0</text:p>
          </table:table-cell>
          <table:table-cell table:style-name="ce25" office:value-type="string" calcext:value-type="string">
            <text:p>seed1</text:p>
          </table:table-cell>
          <table:table-cell table:style-name="ce25" office:value-type="string" calcext:value-type="string">
            <text:p>seed2</text:p>
          </table:table-cell>
          <table:table-cell table:style-name="ce25" office:value-type="string" calcext:value-type="string">
            <text:p>seed3</text:p>
          </table:table-cell>
          <table:table-cell table:style-name="ce25" office:value-type="string" calcext:value-type="string">
            <text:p>seed4</text:p>
          </table:table-cell>
          <table:table-cell table:style-name="ce25" office:value-type="string" calcext:value-type="string">
            <text:p>MEAN</text:p>
          </table:table-cell>
          <table:table-cell table:style-name="ce25" office:value-type="string" calcext:value-type="string">
            <text:p>STD</text:p>
          </table:table-cell>
          <table:table-cell/>
          <table:table-cell table:style-name="ce35"/>
          <table:table-cell table:style-name="ce36" table:number-columns-repeated="7"/>
          <table:table-cell/>
        </table:table-row>
        <table:table-row table:style-name="ro1">
          <table:table-cell table:number-columns-repeated="2"/>
          <table:table-cell table:style-name="ce25" office:value-type="string" calcext:value-type="string">
            <text:p>train</text:p>
          </table:table-cell>
          <table:table-cell table:style-name="ce25" office:value-type="float" office:value="0.66272613579071" calcext:value-type="float">
            <text:p>0.66272613579071</text:p>
          </table:table-cell>
          <table:table-cell table:style-name="ce25" office:value-type="float" office:value="0.7032345772542" calcext:value-type="float">
            <text:p>0.7032345772542</text:p>
          </table:table-cell>
          <table:table-cell table:style-name="ce25" office:value-type="float" office:value="0.668107974006542" calcext:value-type="float">
            <text:p>0.668107974006542</text:p>
          </table:table-cell>
          <table:table-cell table:style-name="ce25" office:value-type="float" office:value="0.660757857155169" calcext:value-type="float">
            <text:p>0.660757857155169</text:p>
          </table:table-cell>
          <table:table-cell table:style-name="ce25" office:value-type="float" office:value="0.672805791963354" calcext:value-type="float">
            <text:p>0.672805791963354</text:p>
          </table:table-cell>
          <table:table-cell table:style-name="ce25" table:formula="of:=AVERAGE([.D19:.H19])" office:value-type="float" office:value="0.673526467233995" calcext:value-type="float">
            <text:p>0.673526467233995</text:p>
          </table:table-cell>
          <table:table-cell table:style-name="ce25" table:formula="of:=STDEV([.D19:.I19])" office:value-type="float" office:value="0.0154410867836703" calcext:value-type="float">
            <text:p>0.01544108678367</text:p>
          </table:table-cell>
          <table:table-cell/>
          <table:table-cell table:style-name="ce36" table:number-columns-repeated="8"/>
          <table:table-cell/>
        </table:table-row>
        <table:table-row table:style-name="ro1">
          <table:table-cell table:number-columns-repeated="2"/>
          <table:table-cell table:style-name="ce25" office:value-type="string" calcext:value-type="string">
            <text:p>val</text:p>
          </table:table-cell>
          <table:table-cell table:style-name="ce25" office:value-type="float" office:value="0.586544295755709" calcext:value-type="float">
            <text:p>0.586544295755709</text:p>
          </table:table-cell>
          <table:table-cell table:style-name="ce25" office:value-type="float" office:value="0.597397556981523" calcext:value-type="float">
            <text:p>0.597397556981523</text:p>
          </table:table-cell>
          <table:table-cell table:style-name="ce25" office:value-type="float" office:value="0.593795770752733" calcext:value-type="float">
            <text:p>0.593795770752733</text:p>
          </table:table-cell>
          <table:table-cell table:style-name="ce25" office:value-type="float" office:value="0.591365710153033" calcext:value-type="float">
            <text:p>0.591365710153033</text:p>
          </table:table-cell>
          <table:table-cell table:style-name="ce25" office:value-type="float" office:value="0.589001005395279" calcext:value-type="float">
            <text:p>0.589001005395279</text:p>
          </table:table-cell>
          <table:table-cell table:style-name="ce25" table:formula="of:=AVERAGE([.D20:.H20])" office:value-type="float" office:value="0.591620867807656" calcext:value-type="float">
            <text:p>0.591620867807656</text:p>
          </table:table-cell>
          <table:table-cell table:style-name="ce25" table:formula="of:=STDEV([.D20:.I20])" office:value-type="float" office:value="0.00376299638371055" calcext:value-type="float">
            <text:p>0.003762996383711</text:p>
          </table:table-cell>
          <table:table-cell/>
          <table:table-cell table:style-name="ce36" table:number-columns-repeated="8"/>
          <table:table-cell/>
        </table:table-row>
        <table:table-row table:style-name="ro1">
          <table:table-cell table:number-columns-repeated="2"/>
          <table:table-cell table:style-name="ce25" office:value-type="string" calcext:value-type="string">
            <text:p>test</text:p>
          </table:table-cell>
          <table:table-cell table:style-name="ce25" office:value-type="float" office:value="0.620102551303933" calcext:value-type="float">
            <text:p>0.620102551303933</text:p>
          </table:table-cell>
          <table:table-cell table:style-name="ce25" office:value-type="float" office:value="0.630397240801365" calcext:value-type="float">
            <text:p>0.630397240801365</text:p>
          </table:table-cell>
          <table:table-cell table:style-name="ce25" office:value-type="float" office:value="0.627186301851935" calcext:value-type="float">
            <text:p>0.627186301851935</text:p>
          </table:table-cell>
          <table:table-cell table:style-name="ce25" office:value-type="float" office:value="0.628960554053331" calcext:value-type="float">
            <text:p>0.628960554053331</text:p>
          </table:table-cell>
          <table:table-cell table:style-name="ce25" office:value-type="float" office:value="0.627952337397813" calcext:value-type="float">
            <text:p>0.627952337397813</text:p>
          </table:table-cell>
          <table:table-cell table:style-name="ce24" table:formula="of:=AVERAGE([.D21:.H21])" office:value-type="float" office:value="0.626919797081675" calcext:value-type="float">
            <text:p>0.626919797081675</text:p>
          </table:table-cell>
          <table:table-cell table:style-name="ce25" table:formula="of:=STDEV([.D21:.I21])" office:value-type="float" office:value="0.00357405394844921" calcext:value-type="float">
            <text:p>0.003574053948449</text:p>
          </table:table-cell>
          <table:table-cell/>
          <table:table-cell table:style-name="ce36" table:number-columns-repeated="6"/>
          <table:table-cell table:style-name="ce35"/>
          <table:table-cell table:style-name="ce36"/>
          <table:table-cell/>
        </table:table-row>
        <table:table-row table:style-name="ro1">
          <table:table-cell table:number-columns-repeated="2"/>
          <table:table-cell table:style-name="ce26" office:value-type="string" calcext:value-type="string">
            <text:p>e.g.</text:p>
          </table:table-cell>
          <table:table-cell table:style-name="ce26" office:value-type="string" calcext:value-type="string">
            <text:p>CHANDLER: I don’t feel good today. JOEY: Hey, wanna go for a drink?</text:p>
          </table:table-cell>
          <table:table-cell table:style-name="ce26" table:number-columns-repeated="6"/>
          <table:table-cell/>
          <table:table-cell table:style-name="ce37" table:number-columns-repeated="8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NAME-prepended. + past 2 + separator</text:p>
          </table:table-cell>
          <table:table-cell office:value-type="string" calcext:value-type="string">
            <text:p>seed0</text:p>
          </table:table-cell>
          <table:table-cell office:value-type="string" calcext:value-type="string">
            <text:p>seed1</text:p>
          </table:table-cell>
          <table:table-cell office:value-type="string" calcext:value-type="string">
            <text:p>seed2</text:p>
          </table:table-cell>
          <table:table-cell office:value-type="string" calcext:value-type="string">
            <text:p>seed3</text:p>
          </table:table-cell>
          <table:table-cell office:value-type="string" calcext:value-type="string">
            <text:p>seed4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rain</text:p>
          </table:table-cell>
          <table:table-cell table:number-columns-repeated="5"/>
          <table:table-cell table:formula="of:=AVERAGE([.D24:.H24])" office:value-type="string" office:string-value="" calcext:value-type="error">
            <text:p>#DIV/0!</text:p>
          </table:table-cell>
          <table:table-cell table:formula="of:=STDEV([.D24:.I24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number-columns-repeated="5"/>
          <table:table-cell table:formula="of:=AVERAGE([.D25:.H25])" office:value-type="string" office:string-value="" calcext:value-type="error">
            <text:p>#DIV/0!</text:p>
          </table:table-cell>
          <table:table-cell table:formula="of:=STDEV([.D25:.I25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table:number-columns-repeated="5"/>
          <table:table-cell table:style-name="ce6" table:formula="of:=AVERAGE([.D26:.H26])" office:value-type="string" office:string-value="" calcext:value-type="error">
            <text:p>#DIV/0!</text:p>
          </table:table-cell>
          <table:table-cell table:formula="of:=STDEV([.D26:.I26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 calcext:value-type="string">
            <text:p>e.g.</text:p>
          </table:table-cell>
          <table:table-cell table:style-name="ce8" office:value-type="string" calcext:value-type="string">
            <text:p>&lt;s&gt; CHANDLER: I don’t feel good today. &lt;/s&gt; JOEY: Hey, wanna go for a drink? &lt;/s&gt;</text:p>
          </table:table-cell>
          <table:table-cell table:style-name="ce8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Zeynep &amp; Nihat (RoBERTa-base)</text:p>
          </table:table-cell>
          <table:table-cell table:style-name="ce4" table:number-columns-repeated="5"/>
          <table:table-cell table:style-name="ce16" office:value-type="float" office:value="0.616813011979645" calcext:value-type="float">
            <text:p>0.6168</text:p>
          </table:table-cell>
          <table:table-cell table:style-name="ce4"/>
          <table:table-cell table:number-columns-repeated="10"/>
        </table:table-row>
        <table:table-row table:style-name="ro1">
          <table:table-cell table:number-columns-repeated="2"/>
          <table:table-cell table:style-name="ce12" office:value-type="string" calcext:value-type="string">
            <text:p>COSMIC (RoBERTa-large)</text:p>
          </table:table-cell>
          <table:table-cell table:style-name="ce14" table:number-columns-repeated="5"/>
          <table:table-cell table:style-name="ce12" office:value-type="float" office:value="0.6202" calcext:value-type="float">
            <text:p>0.6202</text:p>
          </table:table-cell>
          <table:table-cell table:style-name="ce14"/>
          <table:table-cell table:number-columns-repeated="10"/>
        </table:table-row>
        <table:table-row table:style-name="ro1">
          <table:table-cell table:number-columns-repeated="2"/>
          <table:table-cell table:style-name="ce13" office:value-type="string" calcext:value-type="string">
            <text:p>COSMIC (RoBERTa-large + COMET)</text:p>
          </table:table-cell>
          <table:table-cell table:style-name="ce15" table:number-columns-repeated="5"/>
          <table:table-cell table:style-name="ce13" office:value-type="float" office:value="0.6521" calcext:value-type="float">
            <text:p>0.6521</text:p>
          </table:table-cell>
          <table:table-cell table:style-name="ce15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23:00:27.351490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13:29:26.096574748</meta:creation-date>
    <meta:generator>LibreOffice/7.0.3.1$Linux_X86_64 LibreOffice_project/00$Build-1</meta:generator>
    <dc:date>2021-03-05T09:12:41.515071086</dc:date>
    <meta:editing-duration>PT5H12M36S</meta:editing-duration>
    <meta:editing-cycles>8</meta:editing-cycles>
    <meta:document-statistic meta:table-count="1" meta:cell-count="224" meta:object-count="0"/>
  </office:meta>
</office:document-meta>
</file>